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5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6cm" svg:height="0.281cm" svg:x="0.448cm" svg:y="0.0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69cm" svg:y1="0.354cm" svg:x2="1.283cm" svg:y2="1.448cm">
          <text:p/>
        </draw:line>
        <draw:line draw:style-name="gr2" draw:text-style-name="P1" draw:layer="layout" svg:x1="1.271cm" svg:y1="2.354cm" svg:x2="1.281cm" svg:y2="3.219cm">
          <text:p/>
        </draw:line>
        <draw:line draw:style-name="gr2" draw:text-style-name="P1" draw:layer="layout" svg:x1="1.274cm" svg:y1="4.156cm" svg:x2="1.278cm" svg:y2="4.949cm">
          <text:p/>
        </draw:line>
        <draw:line draw:style-name="gr2" draw:text-style-name="P1" draw:layer="layout" svg:x1="1.272cm" svg:y1="5.834cm" svg:x2="1.28cm" svg:y2="6.594cm">
          <text:p/>
        </draw:line>
        <draw:frame draw:style-name="gr3" draw:text-style-name="P1" draw:layer="layout" svg:width="0.576cm" svg:height="0.53cm" svg:x="1.301cm" svg:y="0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576cm" svg:height="0.53cm" svg:x="1.374cm" svg:y="2.54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576cm" svg:height="0.53cm" svg:x="1.405cm" svg:y="4.2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593cm" svg:height="0.53cm" svg:x="1.354cm" svg:y="5.9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2" draw:layer="layout" svg:width="0.937cm" svg:height="0.937cm" svg:x="0.808cm" svg:y="1.415cm">
          <text:p text:style-name="P1"><text:span text:style-name="T1">m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37cm" svg:height="0.937cm" svg:x="0.808cm" svg:y="3.196cm">
          <text:p text:style-name="P1"><text:span text:style-name="T1">m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37cm" svg:height="0.937cm" svg:x="0.808cm" svg:y="4.875cm">
          <text:p text:style-name="P1"><text:span text:style-name="T1">m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37cm" svg:height="0.937cm" svg:x="0.808cm" svg:y="6.576cm">
          <text:p text:style-name="P1"><text:span text:style-name="T1">m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ffffff" draw:end-color="#00000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18:09:07.114300767</meta:creation-date>
    <dc:date>2015-02-01T18:18:45.470926504</dc:date>
    <meta:editing-duration>P0D</meta:editing-duration>
    <meta:editing-cycles>1</meta:editing-cycles>
    <meta:document-statistic meta:object-count="13"/>
    <meta:generator>LibreOffice/4.1.6.2$Linux_X86_64 LibreOffice_project/410m0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k</mi>
              <mn>1</mn>
            </msub>
          </mrow>
        </mrow>
      </mstyle>
    </mrow>
    <annotation encoding="StarMath 5.0">size 12 {k_1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k</mi>
              <mn>2</mn>
            </msub>
          </mrow>
        </mrow>
      </mstyle>
    </mrow>
    <annotation encoding="StarMath 5.0">size 12 {k_2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k</mi>
              <mn>3</mn>
            </msub>
          </mrow>
        </mrow>
      </mstyle>
    </mrow>
    <annotation encoding="StarMath 5.0">size 12 {k_3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k</mi>
              <mn>4</mn>
            </msub>
          </mrow>
        </mrow>
      </mstyle>
    </mrow>
    <annotation encoding="StarMath 5.0">size 12 {k_4}</annotation>
  </semantics>
</math>
</file>